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Rectang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DeserializerTest.test_stack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tangleDeserializerTest.test_stack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tangle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tangleDeserializerTest.test_stack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tangleDeserializerTest.test_stack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DeserializerTest.test_stack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tangleDeserializerTest.test_stack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